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Directory.TIFFDirectory( SeekableStream stream , int dire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IFFDirectory.getTa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FFDirectory.TIFF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FFDirectory.getFieldAsFloat( int tag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Directory.readLong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getField( int 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FFDirectory.readUnsignedInt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getFieldAsLong( int tag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Directory.TIFFDirectory( SeekableStream stream , long ifd_offset , int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IFFDirectory.getFieldAsLong( int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readUnsignedShort( SeekableStream stream , boolean isBigEndi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initialize( SeekableStream stream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TIFFDirectory.getNextIF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getNumDirectories( Seekable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IFFDirectory.isTagPresent( int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isBigEnd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isValidEndianTag( int endi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readUnsignedShort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getFieldAsDouble( int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readDouble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readFloat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readUnsignedInt( SeekableStream stream , boolean isBigEndi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getFieldAsDouble( int tag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Directory.getFieldAsFloat( int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readShort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Directory.getIF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getFieldAsByte( int tag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FFDirectory.getNum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getFieldAsByte( int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irectory.readInt( Seekable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